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92b8" officeooo:paragraph-rsid="001092b8"/>
    </style:style>
    <style:style style:name="P2" style:family="paragraph" style:parent-style-name="Standard">
      <style:paragraph-properties fo:text-align="center" style:justify-single-word="false"/>
      <style:text-properties officeooo:rsid="001092b8" officeooo:paragraph-rsid="001092b8"/>
    </style:style>
    <style:style style:name="P3" style:family="paragraph" style:parent-style-name="Standard" style:list-style-name="L1">
      <style:text-properties officeooo:rsid="001092b8" officeooo:paragraph-rsid="001092b8"/>
    </style:style>
    <style:style style:name="T1" style:family="text">
      <style:text-properties officeooo:rsid="00125857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mmon List of DLD semester Projects:</text:p>
      <text:p text:style-name="P1"><text:s/></text:p>
      <text:list xml:id="list5412927337673571815" text:style-name="L1">
        <text:list-item>
          <text:p text:style-name="P3">Digital clock </text:p>
          <text:p text:style-name="P3"/>
        </text:list-item>
        <text:list-item>
          <text:p text:style-name="P3">Electric Dice</text:p>
          <text:p text:style-name="P3"/>
        </text:list-item>
        <text:list-item>
          <text:p text:style-name="P3">Voting System</text:p>
          <text:p text:style-name="P3"/>
        </text:list-item>
        <text:list-item>
          <text:p text:style-name="P3">Random number generator</text:p>
          <text:p text:style-name="P3"/>
          <text:p text:style-name="P3"/>
        </text:list-item>
        <text:list-item>
          <text:p text:style-name="P3">PARKING COUNTER</text:p>
          <text:p text:style-name="P3"/>
          <text:p text:style-name="P3"/>
        </text:list-item>
        <text:list-item>
          <text:p text:style-name="P3"><text:s/>8 to 3 <text:span text:style-name="T1">e</text:span>ncoders</text:p>
          <text:p text:style-name="P3"/>
          <text:p text:style-name="P3"/>
        </text:list-item>
        <text:list-item>
          <text:p text:style-name="P3">8 bit adder </text:p>
          <text:p text:style-name="P3"/>
          <text:p text:style-name="P3"/>
        </text:list-item>
        <text:list-item>
          <text:p text:style-name="P3">Stop Watch</text:p>
          <text:p text:style-name="P3"/>
          <text:p text:style-name="P3"/>
        </text:list-item>
        <text:list-item>
          <text:p text:style-name="P3">BCD to 7 Segment LED Display Decoder</text:p>
          <text:p text:style-name="P3"/>
          <text:p text:style-name="P3"/>
        </text:list-item>
        <text:list-item>
          <text:p text:style-name="P3">Laser Security System</text:p>
          <text:p text:style-name="P3"/>
          <text:p text:style-name="P3"/>
        </text:list-item>
        <text:list-item>
          <text:p text:style-name="P3">PARKING COUNTER</text:p>
          <text:p text:style-name="P3"/>
          <text:p text:style-name="P3"/>
        </text:list-item>
        <text:list-item>
          <text:p text:style-name="P3">Alaram clocks.</text:p>
          <text:p text:style-name="P3"/>
          <text:p text:style-name="P3"/>
        </text:list-item>
        <text:list-item>
          <text:p text:style-name="P3">Code matching system </text:p>
          <text:p text:style-name="P3"/>
          <text:p text:style-name="P3"/>
        </text:list-item>
        <text:list-item>
          <text:p text:style-name="P3"><text:s/>CLAP SWITCH </text:p>
          <text:p text:style-name="P3"/>
          <text:p text:style-name="P3"/>
        </text:list-item>
        <text:list-item>
          <text:p text:style-name="P3">4 bit counter through D flip flop</text:p>
          <text:p text:style-name="P3"/>
          <text:p text:style-name="P3"/>
        </text:list-item>
        <text:list-item>
          <text:p text:style-name="P3">LED Blinker/LED fader project</text:p>
          <text:p text:style-name="P3"/>
          <text:p text:style-name="P3"/>
        </text:list-item>
        <text:list-item>
          <text:p text:style-name="P3"><text:s/>Even-Odd Counter </text:p>
          <text:p text:style-name="P3"/>
          <text:p text:style-name="P3"/>
        </text:list-item>
        <text:list-item>
          <text:p text:style-name="P3">4-Bit Up Counter</text:p>
          <text:p text:style-name="P3"/>
          <text:p text:style-name="P3"><text:soft-page-break/></text:p>
        </text:list-item>
        <text:list-item>
          <text:p text:style-name="P3">PARKING COUNTER</text:p>
          <text:p text:style-name="P3"/>
          <text:p text:style-name="P3"/>
        </text:list-item>
        <text:list-item>
          <text:p text:style-name="P3">water Detector</text:p>
          <text:p text:style-name="P3"/>
          <text:p text:style-name="P3"/>
        </text:list-item>
        <text:list-item>
          <text:p text:style-name="P3">Water level detector</text:p>
          <text:p text:style-name="P3"/>
          <text:p text:style-name="P3"/>
        </text:list-item>
        <text:list-item>
          <text:p text:style-name="P3">random number generator</text:p>
          <text:p text:style-name="P3"/>
          <text:p text:style-name="P3"/>
        </text:list-item>
        <text:list-item>
          <text:p text:style-name="P3">Game Show Circuit</text:p>
          <text:p text:style-name="P3"/>
          <text:p text:style-name="P3"/>
        </text:list-item>
        <text:list-item>
          <text:p text:style-name="P3">Password security system</text:p>
          <text:p text:style-name="P3"/>
          <text:p text:style-name="P3"/>
        </text:list-item>
        <text:list-item>
          <text:p text:style-name="P3">Electric Dice</text:p>
          <text:p text:style-name="P3"/>
          <text:p text:style-name="P3"/>
        </text:list-item>
        <text:list-item>
          <text:p text:style-name="P3">Traffic light control <text:s/>system using j-k flip flops</text:p>
        </text:list-item>
      </text:list>
      <text:p text:style-name="P1"/>
      <text:p text:style-name="P1"/>
      <text:list xml:id="list135515717029922" text:continue-numbering="true" text:style-name="L1">
        <text:list-item>
          <text:p text:style-name="P3">ENCODER (OCTAL INPUT TO 3 BIT OUTPUT)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08:02:32.875432370</meta:creation-date>
    <dc:date>2020-05-30T13:55:13.932592947</dc:date>
    <meta:editing-duration>PT4M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121" meta:character-count="656" meta:non-whitespace-character-count="579"/>
  </office:meta>
</office:document-meta>
</file>